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style:style style:name="P22" style:family="paragraph" style:parent-style-name="Text_20_body" style:list-style-name="L1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ervizi Offerti e Prezzi</text:h>
      <text:h text:style-name="Heading_20_4" text:outline-level="4">1. <text:span text:style-name="Strong_20_Emphasis">Sviluppo e Configurazione di Ambienti Laravel</text:span></text:h>
      <text:list xml:id="list67942237660199590" text:style-name="L1">
        <text:list-item>
          <text:p text:style-name="P12"><text:span text:style-name="Strong_20_Emphasis">Configurazione del Percorso Composer</text:span>:</text:p>
          <text:list>
            <text:list-item>
              <text:p text:style-name="P12">Prezzo: €100</text:p>
            </text:list-item>
          </text:list>
        </text:list-item>
        <text:list-item>
          <text:p text:style-name="P12"><text:span text:style-name="Strong_20_Emphasis">Ottimizzazione e Gestione Cache</text:span>:</text:p>
          <text:list>
            <text:list-item>
              <text:p text:style-name="P12">Prezzo: €80</text:p>
            </text:list-item>
          </text:list>
        </text:list-item>
        <text:list-item>
          <text:p text:style-name="P12"><text:span text:style-name="Strong_20_Emphasis">Gestione dei Modelli Laravel</text:span>:</text:p>
          <text:list>
            <text:list-item>
              <text:p text:style-name="P1">Prezzo: €120</text:p>
            </text:list-item>
          </text:list>
        </text:list-item>
      </text:list>
      <text:h text:style-name="Heading_20_4" text:outline-level="4">2. <text:span text:style-name="Strong_20_Emphasis">Integrazione e Utilizzo di Eloquent ORM</text:span></text:h>
      <text:list xml:id="list3484676750414136384" text:style-name="L2">
        <text:list-item>
          <text:p text:style-name="P13"><text:span text:style-name="Strong_20_Emphasis">Caricamento delle Relazioni</text:span>:</text:p>
          <text:list>
            <text:list-item>
              <text:p text:style-name="P13">Prezzo: €90</text:p>
            </text:list-item>
          </text:list>
        </text:list-item>
        <text:list-item>
          <text:p text:style-name="P13"><text:span text:style-name="Strong_20_Emphasis">Gestione delle Relazioni</text:span>:</text:p>
          <text:list>
            <text:list-item>
              <text:p text:style-name="P2">Prezzo: €110</text:p>
            </text:list-item>
          </text:list>
        </text:list-item>
      </text:list>
      <text:h text:style-name="Heading_20_4" text:outline-level="4">3. <text:span text:style-name="Strong_20_Emphasis">Facilitazione dell'Utilizzo delle Facades di Laravel</text:span></text:h>
      <text:list xml:id="list4099196863810719160" text:style-name="L3">
        <text:list-item>
          <text:p text:style-name="P14"><text:span text:style-name="Strong_20_Emphasis">Configurazione e Utilizzo delle Facades</text:span>:</text:p>
          <text:list>
            <text:list-item>
              <text:p text:style-name="P3">Prezzo: €70</text:p>
            </text:list-item>
          </text:list>
        </text:list-item>
      </text:list>
      <text:h text:style-name="Heading_20_4" text:outline-level="4">4. <text:span text:style-name="Strong_20_Emphasis">Sviluppo Interattivo con Livewire</text:span></text:h>
      <text:list xml:id="list653215300633977890" text:style-name="L4">
        <text:list-item>
          <text:p text:style-name="P15"><text:span text:style-name="Strong_20_Emphasis">Creazione di Componenti Interattivi</text:span>:</text:p>
          <text:list>
            <text:list-item>
              <text:p text:style-name="P15">Prezzo: €130</text:p>
            </text:list-item>
          </text:list>
        </text:list-item>
        <text:list-item>
          <text:p text:style-name="P15"><text:span text:style-name="Strong_20_Emphasis">Implementazione di Ordinamento Drag and Drop</text:span>:</text:p>
          <text:list>
            <text:list-item>
              <text:p text:style-name="P15">Prezzo: €100</text:p>
            </text:list-item>
          </text:list>
        </text:list-item>
        <text:list-item>
          <text:p text:style-name="P15"><text:span text:style-name="Strong_20_Emphasis">Utilizzo di Modali e Slide-Over</text:span>:</text:p>
          <text:list>
            <text:list-item>
              <text:p text:style-name="P4">Prezzo: €150</text:p>
            </text:list-item>
          </text:list>
        </text:list-item>
      </text:list>
      <text:h text:style-name="Heading_20_4" text:outline-level="4">5. <text:span text:style-name="Strong_20_Emphasis">Debugging e Risoluzione Problemi</text:span></text:h>
      <text:list xml:id="list2169029970800849253" text:style-name="L5">
        <text:list-item>
          <text:p text:style-name="P16"><text:span text:style-name="Strong_20_Emphasis">Risoluzione di Errori di Classe Target</text:span>:</text:p>
          <text:list>
            <text:list-item>
              <text:p text:style-name="P16">Prezzo: €80</text:p>
            </text:list-item>
          </text:list>
        </text:list-item>
        <text:list-item>
          <text:p text:style-name="P16"><text:span text:style-name="Strong_20_Emphasis">Gestione degli Errori nei Componenti Livewire</text:span>:</text:p>
          <text:list>
            <text:list-item>
              <text:p text:style-name="P5">Prezzo: €90</text:p>
            </text:list-item>
          </text:list>
        </text:list-item>
      </text:list>
      <text:h text:style-name="Heading_20_4" text:outline-level="4">6. <text:span text:style-name="Strong_20_Emphasis">Gestione delle Risorse con Vite</text:span></text:h>
      <text:list xml:id="list2381799027306154756" text:style-name="L6">
        <text:list-item>
          <text:p text:style-name="P17"><text:span text:style-name="Strong_20_Emphasis">Includere Immagini e Altri Asset</text:span>:</text:p>
          <text:list>
            <text:list-item>
              <text:p text:style-name="P6">Prezzo: €60</text:p>
            </text:list-item>
          </text:list>
        </text:list-item>
      </text:list>
      <text:h text:style-name="Heading_20_4" text:outline-level="4">7. <text:span text:style-name="Strong_20_Emphasis">Configurazione di Relazioni Custom in Laravel</text:span></text:h>
      <text:list xml:id="list8004172818768998340" text:style-name="L7">
        <text:list-item>
          <text:p text:style-name="P18"><text:span text:style-name="Strong_20_Emphasis">Implementazione di Relazioni con Più Chiavi</text:span>:</text:p>
          <text:list>
            <text:list-item>
              <text:p text:style-name="P7">Prezzo: €140</text:p>
            </text:list-item>
          </text:list>
        </text:list-item>
      </text:list>
      <text:h text:style-name="Heading_20_4" text:outline-level="4"><text:soft-page-break/>8. <text:span text:style-name="Strong_20_Emphasis">Gestione Avanzata dei Dati con Spatie Laravel Data</text:span></text:h>
      <text:list xml:id="list8355047211365730848" text:style-name="L8">
        <text:list-item>
          <text:p text:style-name="P19"><text:span text:style-name="Strong_20_Emphasis">Creazione di Componenti UI Riutilizzabili</text:span>:</text:p>
          <text:list>
            <text:list-item>
              <text:p text:style-name="P8">Prezzo: €150</text:p>
            </text:list-item>
          </text:list>
        </text:list-item>
      </text:list>
      <text:h text:style-name="Heading_20_4" text:outline-level="4">9. <text:span text:style-name="Strong_20_Emphasis">Web Marketing</text:span></text:h>
      <text:list xml:id="list2056998899443847270" text:style-name="L9">
        <text:list-item>
          <text:p text:style-name="P20"><text:span text:style-name="Strong_20_Emphasis">Sviluppo di Strategie di Web Marketing</text:span>:</text:p>
          <text:list>
            <text:list-item>
              <text:p text:style-name="P20">Prezzo: €200</text:p>
            </text:list-item>
          </text:list>
        </text:list-item>
        <text:list-item>
          <text:p text:style-name="P20"><text:span text:style-name="Strong_20_Emphasis">Gestione delle Campagne Pubblicitarie</text:span>:</text:p>
          <text:list>
            <text:list-item>
              <text:p text:style-name="P20">Prezzo: €180</text:p>
            </text:list-item>
          </text:list>
        </text:list-item>
        <text:list-item>
          <text:p text:style-name="P20"><text:span text:style-name="Strong_20_Emphasis">Analisi e Reportistica delle Performance</text:span>:</text:p>
          <text:list>
            <text:list-item>
              <text:p text:style-name="P9">Prezzo: €120</text:p>
            </text:list-item>
          </text:list>
        </text:list-item>
      </text:list>
      <text:h text:style-name="Heading_20_3" text:outline-level="3">Funzionalità e Prezzi</text:h>
      <text:list xml:id="list704641224407239821" text:style-name="L10">
        <text:list-item>
          <text:p text:style-name="P21"><text:span text:style-name="Strong_20_Emphasis">Funzionalità da Senior</text:span>: €500</text:p>
        </text:list-item>
        <text:list-item>
          <text:p text:style-name="P21"><text:span text:style-name="Strong_20_Emphasis">Funzionalità da Mid</text:span>: €350</text:p>
        </text:list-item>
        <text:list-item>
          <text:p text:style-name="P21"><text:span text:style-name="Strong_20_Emphasis">Funzionalità da Junior</text:span>: €200</text:p>
        </text:list-item>
        <text:list-item>
          <text:p text:style-name="P21"><text:span text:style-name="Strong_20_Emphasis">Pagina Dinamica</text:span>: €500</text:p>
        </text:list-item>
        <text:list-item>
          <text:p text:style-name="P21"><text:span text:style-name="Strong_20_Emphasis">Pagina Statica</text:span>: €200</text:p>
        </text:list-item>
        <text:list-item>
          <text:p text:style-name="P21"><text:span text:style-name="Strong_20_Emphasis">Componente Livewire</text:span>: €200</text:p>
        </text:list-item>
        <text:list-item>
          <text:p text:style-name="P10"><text:span text:style-name="Strong_20_Emphasis">Componente Laravel</text:span>: €100</text:p>
        </text:list-item>
      </text:list>
      <text:h text:style-name="Heading_20_3" text:outline-level="3">Totale dei Servizi Offerti</text:h>
      <text:list xml:id="list6123566767099192947" text:style-name="L11">
        <text:list-item>
          <text:p text:style-name="P22">Configurazione del Percorso Composer: €100</text:p>
        </text:list-item>
        <text:list-item>
          <text:p text:style-name="P22">Ottimizzazione e Gestione Cache: €80</text:p>
        </text:list-item>
        <text:list-item>
          <text:p text:style-name="P22">Gestione dei Modelli Laravel: €120</text:p>
        </text:list-item>
        <text:list-item>
          <text:p text:style-name="P22">Caricamento delle Relazioni: €90</text:p>
        </text:list-item>
        <text:list-item>
          <text:p text:style-name="P22">Gestione delle Relazioni: €110</text:p>
        </text:list-item>
        <text:list-item>
          <text:p text:style-name="P22">Configurazione e Utilizzo delle Facades: €70</text:p>
        </text:list-item>
        <text:list-item>
          <text:p text:style-name="P22">Creazione di Componenti Interattivi: €130</text:p>
        </text:list-item>
        <text:list-item>
          <text:p text:style-name="P22">Implementazione di Ordinamento Drag and Drop: €100</text:p>
        </text:list-item>
        <text:list-item>
          <text:p text:style-name="P22">Utilizzo di Modali e Slide-Over: €150</text:p>
        </text:list-item>
        <text:list-item>
          <text:p text:style-name="P22">Risoluzione di Errori di Classe Target: €80</text:p>
        </text:list-item>
        <text:list-item>
          <text:p text:style-name="P22">Gestione degli Errori nei Componenti Livewire: €90</text:p>
        </text:list-item>
        <text:list-item>
          <text:p text:style-name="P22">Includere Immagini e Altri Asset: €60</text:p>
        </text:list-item>
        <text:list-item>
          <text:p text:style-name="P22">Implementazione di Relazioni con Più Chiavi: €140</text:p>
        </text:list-item>
        <text:list-item>
          <text:p text:style-name="P22">Creazione di Componenti UI Riutilizzabili: €150</text:p>
        </text:list-item>
        <text:list-item>
          <text:p text:style-name="P22">Sviluppo di Strategie di Web Marketing: €200</text:p>
        </text:list-item>
        <text:list-item>
          <text:p text:style-name="P22">Gestione delle Campagne Pubblicitarie: €180</text:p>
        </text:list-item>
        <text:list-item>
          <text:p text:style-name="P11">Analisi e Reportistica delle Performance: €120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DejaVu Sans Condensed" style:font-size-asian="14pt" style:font-weight-asian="bold" style:font-name-complex="DejaVu Sans Condense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nos" fo:font-size="12pt" fo:font-weight="bold" style:font-name-asian="DejaVu Sans Condensed" style:font-size-asian="12pt" style:font-weight-asian="bold" style:font-name-complex="DejaVu Sans Condense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24-06-05T16:08:08</meta:creation-date>
    <meta:document-statistic meta:table-count="0" meta:image-count="0" meta:object-count="0" meta:page-count="2" meta:paragraph-count="70" meta:word-count="362" meta:character-count="2221"/>
    <dc:date>2024-06-05T16:08:38</dc:date>
    <dc:creator>Davide </dc:creator>
    <meta:editing-duration>PT30S</meta:editing-duration>
    <meta:editing-cycles>1</meta:editing-cycles>
    <meta:generator>OpenOffice/4.1.14$Unix OpenOffice.org_project/4114m1$Build-9811</meta:generator>
  </office:meta>
</office:document-meta>
</file>